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" svg:font-family="A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4758bc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A" officeooo:rsid="005679bd" officeooo:paragraph-rsid="005679b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rsid="00682286" officeooo:paragraph-rsid="004758bc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64f77d" style:font-size-asian="12pt" style:font-size-complex="12pt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50ada6" style:font-size-asian="12pt" style:font-size-complex="12pt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size="12pt" officeooo:paragraph-rsid="00732591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d1553" style:text-blinking="false" fo:background-color="transparent" style:font-size-asian="12pt" style:font-size-complex="12pt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0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321b00" officeooo:paragraph-rsid="0064f77d" style:text-blinking="false" fo:background-color="transparent" style:font-size-asian="12pt" style:font-size-complex="12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61906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64f77d" style:font-size-asian="12pt" style:font-size-complex="12pt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size="12pt" officeooo:paragraph-rsid="005d1553" style:font-size-asian="12pt" style:font-size-complex="12pt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64f77d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 fo:line-height="15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50%" style:writing-mode="lr-tb"/>
      <style:text-properties fo:font-size="12pt" style:font-size-asian="12pt" style:font-size-complex="12pt"/>
    </style:style>
    <style:style style:name="P16" style:family="paragraph" style:parent-style-name="Bibliography_20_1">
      <style:paragraph-properties fo:line-height="150%"/>
      <style:text-properties style:font-name="A"/>
    </style:style>
    <style:style style:name="P17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0ada6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9303d" officeooo:paragraph-rsid="0064f77d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4cf25" officeooo:paragraph-rsid="0064f77d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5cf74" officeooo:paragraph-rsid="0064f77d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4e3a" officeooo:paragraph-rsid="0064f77d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3efc06" officeooo:paragraph-rsid="0064f77d" style:text-blinking="false" fo:background-color="transparent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officeooo:paragraph-rsid="005679bd"/>
    </style:style>
    <style:style style:name="P2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50ada6" style:text-blinking="false" fo:background-color="transparent" style:font-size-asian="12pt" style:font-size-complex="12pt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732591" officeooo:paragraph-rsid="00732591" style:text-blinking="false" fo:background-color="transparent" style:font-size-asian="12pt" style:font-size-complex="12pt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style:font-name="Arial1" officeooo:rsid="0064f77d" officeooo:paragraph-rsid="00761906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80baf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fo:background-color="transparent" style:writing-mode="lr-tb"/>
      <style:text-properties officeooo:paragraph-rsid="0078a0ee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50%" fo:text-align="justify" style:justify-single-word="false" fo:text-indent="1cm" style:auto-text-indent="false" style:page-number="auto" fo:background-color="transparent" style:writing-mode="lr-tb"/>
      <style:text-properties officeooo:paragraph-rsid="00780baf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b86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28254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21b0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4c272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1c459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50ada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33dc5f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47d8f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9303d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272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0ada6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4cf25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5cf74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7474c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a29bd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9a14a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253b1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4e3a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2b869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fc06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3e7c24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c1458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29d2a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3fbbe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4758bc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e03c2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5fc46d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e0eb1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6fefe6" style:text-blinking="false" fo:background-color="transparent" loext:char-shading-value="0"/>
    </style:style>
    <style:style style:name="T32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1982a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32591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Arial" fo:language="pt" fo:country="PT" fo:font-style="normal" style:text-underline-style="none" fo:font-weight="normal" officeooo:rsid="00780baf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fefe6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e0eb1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758bc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603de0" style:text-blinking="false" fo:background-color="transparent" loext:char-shading-value="0" style:font-size-asian="12pt" style:font-size-complex="12pt"/>
    </style:style>
    <style:style style:name="T39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c1458" style:text-blinking="false" fo:background-color="transparent" loext:char-shading-value="0" style:font-size-asian="12pt" style:font-size-complex="12pt"/>
    </style:style>
    <style:style style:name="T40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c5c46" style:text-blinking="false" fo:background-color="transparent" loext:char-shading-value="0" style:font-size-asian="12pt" style:font-size-complex="12pt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780baf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e03c2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5fc46d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71982a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29d2a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Arial" fo:font-size="12pt" fo:language="pt" fo:country="PT" fo:font-style="normal" style:text-underline-style="none" fo:font-weight="normal" officeooo:rsid="0043fbbe" style:text-blinking="false" fo:background-color="transparent" loext:char-shading-value="0" style:font-size-asian="12pt" style:font-size-complex="12pt"/>
    </style:style>
    <style:style style:name="T47" style:family="text">
      <style:text-properties fo:font-weight="bold" style:font-weight-asian="bold"/>
    </style:style>
    <style:style style:name="T48" style:family="text">
      <style:text-properties style:font-name="Arial1" officeooo:rsid="0064f77d"/>
    </style:style>
    <style:style style:name="T49" style:family="text">
      <style:text-properties style:font-name="Arial1" fo:font-weight="normal" officeooo:rsid="006b3208" style:font-weight-asian="normal" style:font-weight-complex="normal"/>
    </style:style>
    <style:style style:name="T50" style:family="text">
      <style:text-properties style:font-name="Arial1" officeooo:rsid="006b3208"/>
    </style:style>
    <style:style style:name="T51" style:family="text">
      <style:text-properties style:font-name="Arial1" officeooo:rsid="00732591"/>
    </style:style>
    <style:style style:name="T52" style:family="text">
      <style:text-properties style:font-name="Arial1" officeooo:rsid="00779a15"/>
    </style:style>
    <style:style style:name="T53" style:family="text">
      <style:text-properties style:font-name="Arial1" officeooo:rsid="0078a0ee"/>
    </style:style>
    <style:style style:name="T54" style:family="text">
      <style:text-properties officeooo:rsid="00747667"/>
    </style:style>
    <style:style style:name="T55" style:family="text">
      <style:text-properties fo:color="#000000" style:text-line-through-style="none" style:text-line-through-type="none" style:font-name="Arial" fo:font-size="12pt" fo:language="pt" fo:country="PT" officeooo:rsid="006fefe6" style:text-blinking="false" fo:background-color="transparent" loext:char-shading-value="0" style:font-size-asian="12pt" style:font-size-complex="12pt"/>
    </style:style>
    <style:style style:name="T56" style:family="text">
      <style:text-properties style:font-weight-asian="bold"/>
    </style:style>
    <style:style style:name="T57" style:family="text">
      <style:text-properties style:font-name="A" officeooo:rsid="00747667"/>
    </style:style>
    <style:style style:name="T58" style:family="text">
      <style:text-properties style:font-name="A" officeooo:rsid="00567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docs-internal-guid-d9563954-3bf5-1e43-32ee-80ea9bca29fb"/>Fundamentação SHA-3 baixo consumo</text:p>
      <text:p text:style-name="P15"/>
      <text:p text:style-name="P12"><text:span text:style-name="T1"><text:tab/>A necessidade de avanços na segurança computacional é algo inerente ao desenvolvimento tecnológico. As funções de hash criptográfico</text:span><text:span text:style-name="T2">(SHA)</text:span><text:span text:style-name="T1"> são uma das formas mais seguras de proteção da informação. Sendo essas </text:span><text:span text:style-name="T3">funções </text:span><text:span text:style-name="T1">alvo</text:span><text:span text:style-name="T3">s</text:span><text:span text:style-name="T1"> de estudos e tentativas de quebras. Alguns exemplos que sofreram quebra são MD5</text:span><text:bookmark-start text:name="ZOTERO_BREF_Pk7sTmmY1wkC"/><text:span text:style-name="T1">(JARVINEN; TOMMISKA; SKYTTA, 2005)</text:span><text:bookmark-end text:name="ZOTERO_BREF_Pk7sTmmY1wkC"/><text:span text:style-name="T1"> e SHA-1</text:span><text:bookmark-start text:name="ZOTERO_BREF_v8esvTxtSGut"/><text:span text:style-name="T1">(FIPS 180 - 1, 1995)</text:span><text:bookmark-end text:name="ZOTERO_BREF_v8esvTxtSGut"/><text:span text:style-name="T1">. Atualmente a função que domina as aplicações é a família de algoritmos SHA-2</text:span><text:bookmark-start text:name="ZOTERO_BREF_vmZpTo3ugdMl"/><text:span text:style-name="T1">(FIPS 180 - 2, 2002)</text:span><text:bookmark-end text:name="ZOTERO_BREF_vmZpTo3ugdMl"/><text:span text:style-name="T1">.</text:span></text:p>
      <text:p text:style-name="P7"/>
      <text:p text:style-name="P11"><text:span text:style-name="T1"><text:tab/>Com sua estrutura sendo constantemente estudada e alvo de tentativas de quebra, o NIST - National Institute of Standards and Technology, desenvolveu um concurso em 2007 para eleger outro algoritmo como alternativa confiável e que venha a substituir o SHA-2 em caso de quebra. O algoritmo vencedor foi a proposta Keccak</text:span><text:bookmark-start text:name="ZOTERO_BREF_RtDDDhpigo7H"/><text:span text:style-name="T1">(DANG, 2015)</text:span><text:bookmark-end text:name="ZOTERO_BREF_RtDDDhpigo7H"/><text:span text:style-name="T1">, vencendo 63 outros algoritmos, que passou a ser o novo padrão SHA-3</text:span><text:bookmark-start text:name="ZOTERO_BREF_dccwNUM3wAgr"/><text:bookmark-start text:name="ZOTERO_BREF_qJd5XdqGuSmO"/><text:span text:style-name="T1">(DANG, 2015)</text:span><text:bookmark-end text:name="ZOTERO_BREF_dccwNUM3wAgr"/><text:bookmark-end text:name="ZOTERO_BREF_qJd5XdqGuSmO"/><text:span text:style-name="T1">. </text:span></text:p>
      <text:p text:style-name="P8"/>
      <text:p text:style-name="P4"><text:span text:style-name="T4">O algoritmo Keccak </text:span><text:span text:style-name="T2">destacou-se</text:span><text:span text:style-name="T4"> devido as suas qualidades únicas, o seu design elegante e sua capacidade de funcionar bem em muitos dispositivos de computação diferentes, tendo </text:span><text:span text:style-name="T2">melhor</text:span><text:span text:style-name="T4"> desempenho em hardware do que SHA-2 ou qualquer um dos outros finalistas. Este concurso </text:span><text:span text:style-name="T5">incentivou</text:span><text:span text:style-name="T4"> o desenvolvimento de algoritmos SHA-3 baseados </text:span><text:span text:style-name="T2">em alguns de seus </text:span><text:span text:style-name="T4">finalistas: </text:span><text:span text:style-name="T2">BLAKE</text:span><text:bookmark-start text:name="ZOTERO_BREF_icuOFGnWjfdi"/><text:span text:style-name="T2">(KAHRI et al., 2013)</text:span><text:bookmark-end text:name="ZOTERO_BREF_icuOFGnWjfdi"/><text:span text:style-name="T2">, Grøstl</text:span><text:bookmark-start text:name="ZOTERO_BREF_Ft7HAmrwaYiG"/><text:span text:style-name="T10">(BALDWIN et al., 2009)</text:span><text:bookmark-end text:name="ZOTERO_BREF_Ft7HAmrwaYiG"/><text:span text:style-name="T2"> e Keccak, por exemplo.</text:span><text:span text:style-name="T4"> </text:span></text:p>
      <text:p text:style-name="P9"/>
      <text:p text:style-name="P11"><text:span text:style-name="T2">No</text:span><text:span text:style-name="T1"> </text:span><text:span text:style-name="T2">livro</text:span><text:span text:style-name="T1">, Computers and Electrical Engineering</text:span><text:bookmark-start text:name="ZOTERO_BREF_Hm4TfP6n1qqk"/><text:span text:style-name="T1">(KUNDI; AZIZ, 2016)</text:span><text:bookmark-end text:name="ZOTERO_BREF_Hm4TfP6n1qqk"/><text:span text:style-name="T1">, </text:span><text:span text:style-name="T6"><text:s/>é </text:span><text:span text:style-name="T1">apresent</text:span><text:span text:style-name="T5">ado</text:span><text:span text:style-name="T1"> dois algoritmos SHA-3 em FPGA usando </text:span><text:span text:style-name="T7">P</text:span><text:span text:style-name="T1">rocessamento </text:span><text:span text:style-name="T7">D</text:span><text:span text:style-name="T1">igital de </text:span><text:span text:style-name="T7">I</text:span><text:span text:style-name="T1">magem(DSP), o primeiro núcleo SHA-3 compacto baseado em DSP é projetado para ambientes restritos de área enquanto o segundo núcleo SHA-3, o outro núcleo de 1600 bits é fornecido para aplicações de alta velocidade. A </text:span><text:span text:style-name="T8">FPGA</text:span><text:span text:style-name="T1"> utilizada foi a Xilinx UltraScale DSP48 slice.</text:span></text:p>
      <text:p text:style-name="P24"/>
      <text:p text:style-name="P5"><text:soft-page-break/><text:span text:style-name="T1">Os dois projetos propostos de SHA-3 foram implementados e testados usando Xilinx Vivado 2014.4 segmentando </text:span><text:span text:style-name="T8">em </text:span><text:span text:style-name="T1">fatias de DSP </text:span><text:span text:style-name="T8">com </text:span><text:span text:style-name="T1">48 </text:span><text:span text:style-name="T8">bits na</text:span><text:span text:style-name="T1"> FPGA Xilinx UltraScale e os resultados comparados com outros obtidos em FPGA de Virtex-6 e 7 da série. O consumo de energia do núcleo compacto SHA-3 é calculado usando a ferramenta Xilinx XPower Analysis e varia de 87 mW no Virtex UltraScale até um máximo de 147 mW.</text:span></text:p>
      <text:p text:style-name="P17"/>
      <text:p text:style-name="P13">Os resultados obtidos mostraram uma economia de recursos e, ao mesmo tempo, conseguem baixo consumo de energia com alto desempenho. Bem como, o design resultante gerou economia de fatias de DSP de 79,10% e consome apenas 1/7 de potência, enquanto que o design de DSP de 1600 bits fornece uma taxa de transferência de 23,57 Gbps e consome apenas 1/5 do poder em comparação com os designs SHA-3 convencionais.</text:p>
      <text:p text:style-name="P18"><text:tab/></text:p>
      <text:p text:style-name="P11"><text:span text:style-name="T11">Almejando o desenvolvimento do SHA-3, </text:span><text:span text:style-name="T9">Jayanti Sharma</text:span><text:bookmark-start text:name="ZOTERO_BREF_sGoKUnLYcxym"/><text:span text:style-name="T9">(SHARMA; KOPPAD, 2016)</text:span><text:bookmark-end text:name="ZOTERO_BREF_sGoKUnLYcxym"/><text:span text:style-name="T9">, </text:span><text:span text:style-name="T12">implement</text:span><text:span text:style-name="T11">ou</text:span><text:span text:style-name="T12"> em Virtex-7(FPGA) duas técnicas para melhorias tanto de desempenho,</text:span><text:span text:style-name="T11"> </text:span><text:span text:style-name="T12">quanto de eficiência energética do algoritmo de hash segu</text:span><text:span text:style-name="T13">ro</text:span><text:span text:style-name="T12">. Sendo elas Pipelined</text:span><text:bookmark-start text:name="ZOTERO_BREF_cjl6IzHFFFXE"/><text:span text:style-name="T12">(IOANNOU; MICHAIL; VOYIATZIS, 2015)</text:span><text:bookmark-end text:name="ZOTERO_BREF_cjl6IzHFFFXE"/><text:span text:style-name="T12"> </text:span><text:span text:style-name="T14">em que é aplicado registradores entre os blocos de mapeamentos do hash, e clock gating</text:span><text:bookmark-start text:name="ZOTERO_BREF_IPPni6fiaHYg"/><text:span text:style-name="T14">(PEDRAM, [s.d.])</text:span><text:bookmark-end text:name="ZOTERO_BREF_IPPni6fiaHYg"/><text:span text:style-name="T14"> implementando um Lath baseado em clock gating habilitando assim o sinal de clock somente quando necessário.</text:span></text:p>
      <text:p text:style-name="P19"/>
      <text:p text:style-name="P11"><text:span text:style-name="T15">Com tais melhorias obteve-se uma elevação em desempenho saindo de 0.618MHz para 581MHz, </text:span><text:span text:style-name="T16">dalay de 1617 ns(nano segundos) para 1.718 ns embora o consumo total tenha aumento de 0.337W para 0.411W. Dai a técnica de </text:span><text:span text:style-name="T11">C</text:span><text:span text:style-name="T16">lock </text:span><text:span text:style-name="T11">G</text:span><text:span text:style-name="T16">ating entra em ação, reduzindo esse consumo total para 0.362W. Mesmo que, ao final do projeto o consumo energético tenha aumentado em relação ao projeto original, por outro lado o desempenho teve um enorme salto de <text:s/></text:span><text:span text:style-name="T15">0.618MHz </text:span><text:span text:style-name="T16">para <text:s/></text:span><text:span text:style-name="T15">581MHz.</text:span></text:p>
      <text:p text:style-name="P20"/>
      <text:p text:style-name="P11"><text:span text:style-name="T17">Como afirmado anteriormente, os estudo não só se expandiram no algoritmo KECCAK, mas também,</text:span><text:span text:style-name="T18"> Mohamed El-Haded</text:span><text:span text:style-name="T19">y</text:span><text:bookmark-start text:name="ZOTERO_BREF_WqSn96RIh19R"/><text:span text:style-name="T18">(EL-HADEDY et al., 2009)</text:span><text:bookmark-end text:name="ZOTERO_BREF_WqSn96RIh19R"/><text:span text:style-name="T18"> <text:s/></text:span><text:span text:style-name="T17">trouxe</text:span><text:span text:style-name="T20"> uma </text:span><text:soft-page-break/><text:span text:style-name="T20">abordagem de novos métodos de implementação do hash visando minimizar o custo de hardware, possibilitando assim usar uma menor área a ser utilizada. Apresentando novos métodos de implementação de FPGA, com diferentes dispositivos Xilinx e implementações ASIC para nova função hash, que utilizam duas técnicas de memoria interna e externa obtendo uma melhora de 35% se comparando com o SHA-256 no mesmo FPGA, 16% menos que o um dos candidatos do SHA-3</text:span><text:span text:style-name="T17">(baseado no algoritmo </text:span><text:span text:style-name="T21">Grøstl</text:span><text:span text:style-name="T17">)</text:span><text:span text:style-name="T20">. </text:span></text:p>
      <text:p text:style-name="P21"><text:tab/></text:p>
      <text:p text:style-name="P11"><text:span text:style-name="T22">De acordo com trabalhos realizado por </text:span><text:span text:style-name="T20">Bernhard Jungk e Steffen Reith</text:span><text:bookmark-start text:name="ZOTERO_BREF_vR4Py32HSuEB"/><text:span text:style-name="T20">(JUNGK; REITH, 2010)</text:span><text:bookmark-end text:name="ZOTERO_BREF_vR4Py32HSuEB"/><text:span text:style-name="T23">, que apresenta tipos de implementação do </text:span><text:span text:style-name="T20">SHA-3(</text:span><text:span text:style-name="T21">Grøstl</text:span><text:span text:style-name="T20">), </text:span><text:span text:style-name="T22">visando a otimização e a procura para que a função de hash seja possível de se implementar em pequenas FPGAs como o Spartan-3 XC3S200. Essa otimização se da na redução da largura da banda de dados para (8 bits), permitindo sua implementação. </text:span><text:span text:style-name="T17">C</text:span><text:span text:style-name="T22">omo enfoque </text:span><text:span text:style-name="T17">a </text:span><text:span text:style-name="T22">criar técnicas para deixar o projeto com baixo orçamento. Foi observado que mesmo com a diminuição de banda de transferência continua com uma boa taxa de velocidade. </text:span></text:p>
      <text:p text:style-name="P22"><text:tab/></text:p>
      <text:p text:style-name="P29"><text:span text:style-name="T39">E</text:span><text:span text:style-name="T45">studos com o </text:span><text:span text:style-name="T39">mesmo</text:span><text:span text:style-name="T45"> intuito de minimizar recursos de hardware, realizados por Rabia Shahid</text:span><text:bookmark-start text:name="ZOTERO_BREF_ke3qnBLNbkwq"/><text:span text:style-name="T45">(SHAHID et al., 2011)</text:span><text:bookmark-end text:name="ZOTERO_BREF_ke3qnBLNbkwq"/><text:span text:style-name="T45"> </text:span><text:span text:style-name="T46">visando o alcance de um equilíbrio dos recursos lógicos, apresentando métodos de comparação DSP e Block Memories, é feita toda uma analise em relação a taxa de transmissão das famílias de FPGAs de alta, média e baixa velocidade, embora otimizar os projetos utilizando a queda da taxa de transmissão devido <text:s/>ao atraso entre a lógica Recursos <text:s/>que é usada na implementação de boa parte das operações realizadas. </text:span></text:p>
      <text:p text:style-name="P27"><text:span text:style-name="T39">Outro algoritmo</text:span><text:span text:style-name="T37"> finalista do concurso </text:span><text:span text:style-name="T42">promovido pelo NITS</text:span><text:span text:style-name="T37">, BLAKE, </text:span><text:span text:style-name="T39">também é alvo de </text:span><text:span text:style-name="T43">pesquisadores</text:span><text:span text:style-name="T39">.</text:span><text:span text:style-name="T37"> </text:span><text:span text:style-name="T36">O algoritmo BLAKE é baseado em Funções-G, assim Arsalan e </text:span><text:span text:style-name="T35">Aziz</text:span><text:bookmark-start text:name="ZOTERO_BREF_KsJo2lC1oqmi"/><text:span text:style-name="T35">(ARSALAN; AZIZ, 2012)</text:span><text:bookmark-end text:name="ZOTERO_BREF_KsJo2lC1oqmi"/><text:span text:style-name="T36">, <text:s/>imple</text:span><text:span text:style-name="T35">mentaram diferentes arquiteturas na FPGA Virtex 5 denominadas como 8G, 4G e 1G, cada projeto é implementado usando diferentes <text:s/>estratégias de otimização </text:span><text:span text:style-name="T44">e compararam os resultados no que se refere a</text:span><text:span text:style-name="T35"> Área, Velocidade e Balanceamento, </text:span><text:span text:style-name="T44">obtidos após cada teste</text:span><text:span text:style-name="T35">. No primeiro design foi usando Funç</text:span><text:span text:style-name="T44">ão</text:span><text:span text:style-name="T35"> 8G, no segundo Funç</text:span><text:span text:style-name="T44">ão</text:span><text:span text:style-name="T35"> 4G e o </text:span><text:span text:style-name="T44">terceiro é baseado em duas funções Half-G. </text:span></text:p>
      <text:p text:style-name="P6"><text:soft-page-break/><text:span text:style-name="T33">Assim, </text:span><text:span text:style-name="T34">ao analizar e comparar os resultados, </text:span><text:span text:style-name="T30">Arsalan e </text:span><text:span text:style-name="T31">Aziz </text:span><text:span text:style-name="T34">observaram que</text:span><text:span text:style-name="T32"> a Taxa máxima de Transferência entre as implementações é obtido na Função 8G: </text:span><text:span text:style-name="T33">2.620 Gbps</text:span><text:span text:style-name="T32">, </text:span><text:span text:style-name="T33">a Função 1G é a que necessita de menos área: 412 slices da FPGA, e a Função 4G fornece resultados mais eficientes em termos de Taxa de Transferência por Área(TPA) : 2.139. Concluíram, </text:span><text:span text:style-name="T34">então,</text:span><text:span text:style-name="T33"> que a seleção da arquitetura depende do tipo de aplicação e das restrições ou não que o projeto venha a ter.</text:span></text:p>
      <text:p text:style-name="P25"/>
      <text:p text:style-name="P28"><text:span text:style-name="T41">Prosseguindo</text:span><text:span text:style-name="T35">,</text:span><text:span text:style-name="T36"> </text:span><text:span text:style-name="T37">Arsalan et al</text:span><text:bookmark-start text:name="ZOTERO_BREF_THIYHLXqSvLL"/><text:span text:style-name="T37">(ARSALAN et al., 2013)</text:span><text:bookmark-end text:name="ZOTERO_BREF_THIYHLXqSvLL"/><text:span text:style-name="T37">, </text:span><text:span text:style-name="T35">agora</text:span><text:span text:style-name="T38"> </text:span><text:span text:style-name="T37">focado na eficiência da área utilizada de FPGA, implement</text:span><text:span text:style-name="T39">ou</text:span><text:span text:style-name="T37"> o algoritmo BLAKE na Xilinx Virtex 5 LX-50T, usando Horizontal Folding e pipelining, duas funções de <text:s/>Half-G. Os resultados mostra</text:span><text:span text:style-name="T40">ram</text:span><text:span text:style-name="T37"> a utilização de área de 415 slices, com uma Taxa de Transferência por Área de 1.72, frequência máxima de 196MHz e a taxa de transferência obtida foi de 717 Mbps. Apresentando melhores em comparação com as arquiteturas anteriores.</text:span></text:p>
      <text:p text:style-name="P28"><text:span text:style-name="T37"/></text:p>
      <text:p text:style-name="P28"><text:span text:style-name="T48">Dentre os trabalhos citados, </text:span><text:span text:style-name="T51">cada autor </text:span><text:span text:style-name="T48">destaca, </text:span><text:span text:style-name="T51">quando é baixo,</text:span><text:span text:style-name="T48"> o consumo energético do modelo SHA-3 proposto. No entanto, pouco ou nenhuma, técnica LOW POWER é aplicada no desenvolvimento e implementação dos modelos propostos. Dentre as técnicas utilizadas para redução do consumo energético, destaca-se, por sua eficiência, a POWER GATING</text:span><text:bookmark-start text:name="ZOTERO_BREF_ebNKnCq0oMRW"/><text:span text:style-name="T48">(SILVEIRA, 2012)</text:span><text:bookmark-end text:name="ZOTERO_BREF_ebNKnCq0oMRW"/><text:span text:style-name="T48">. </text:span></text:p>
      <text:p text:style-name="P26"/>
      <text:p text:style-name="P10"><text:span text:style-name="T48">POWER GATING é maneira mais eficiente de reduzir a energia estática (CHEN; LIN, 2008; UPASANI et al., 2009), Sathanur et al (SATHANUR; CALIMERA; et al., 2008) </text:span><text:span text:style-name="T52">analisam</text:span><text:span text:style-name="T48"> a aplicação da técnica e demonstram a efetividade na redução do consumo de energia estática. </text:span><text:span text:style-name="T53">SILVEIRA</text:span><text:span text:style-name="T48"> realizou quatro estudos de caso: Decodificador BCD(Binary Coded Decimal) para display de sete segmentos em nível RTL(R</text:span><text:span text:style-name="T49">egister-Transfer Level</text:span><text:span text:style-name="T50">), Decodificador BCD para display de sete segmentos em nível ESL, SPVR(Speaker Verification), no nível ESL(Embedded </text:span><text:span text:style-name="Emphasis"><text:span text:style-name="T50">Systems</text:span></text:span><text:span text:style-name="T50"> Letters) e o ultimo caso Decodificador MPEG-4, nos níveis ESL e RTL, <text:s/>e os resultados demonstraram a eficácia do método.</text:span></text:p>
      <text:p text:style-name="P3"/>
      <text:p text:style-name="P1"><text:tab/></text:p>
      <text:p text:style-name="P23"><text:soft-page-break/><text:span text:style-name="T57">Bibliografia</text:span><text:span text:style-name="T58">:</text:span></text:p>
      <text:p text:style-name="P2"/>
      <text:p text:style-name="Bibliography_20_1"><text:bookmark-start text:name="ZOTERO_BREF_vCNO8SaYVzGv"/>ARSALAN, M. et al. <text:span text:style-name="T47">Compact hardware implementation of SHA-3 finalist blake on FPGA</text:span>. IEEE, dez. 2013Disponível em: &lt;http://ieeexplore.ieee.org/document/6743547/&gt;. Acesso em: 26 maio. 2017</text:p>
      <text:p text:style-name="Bibliography_20_1">ARSALAN, M.; AZIZ, A. <text:span text:style-name="T47">Comparative Analysis of High Speed and Low Area Architectures of Blake SHA-3 Candidate on FPGA</text:span>. IEEE, dez. 2012Disponível em: &lt;http://ieeexplore.ieee.org/document/6424330/&gt;. Acesso em: 26 maio. 2017</text:p>
      <text:p text:style-name="Bibliography_20_1">BALDWIN, B. et al. <text:span text:style-name="T47">FPGA Implementations of SHA-3 Candidates: CubeHash, Grøstl, LANE, Shabal and Spectral Hash</text:span>. IEEE, ago. 2009Disponível em: &lt;http://ieeexplore.ieee.org/document/5350099/&gt;. Acesso em: 26 maio. 2017</text:p>
      <text:p text:style-name="Bibliography_20_1">DANG, Q. H. <text:span text:style-name="T47">Secure Hash Standard</text:span>. [s.l.] National Institute of Standards and Technology, jul. 2015. Disponível em: &lt;http://nvlpubs.nist.gov/nistpubs/FIPS/NIST.FIPS.180-4.pdf&gt;. Acesso em: 26 maio. 2017.</text:p>
      <text:p text:style-name="Bibliography_20_1">EL-HADEDY, M. et al. <text:span text:style-name="T47">Low area FPGA and ASIC implementations of the hash function “Blue Midnight Wish-256”;</text:span> IEEE, dez. 2009Disponível em: &lt;http://ieeexplore.ieee.org/document/5383318/&gt;. Acesso em: 26 maio. 2017</text:p>
      <text:p text:style-name="Bibliography_20_1">FIPS 180 - 1. <text:span text:style-name="T47">Secure Hash Standard(SHA-1)</text:span>. Disponível em: &lt;http://cpansearch.perl.org/src/GAAS/Digest-SHA1-2.13/fip180-1.html&gt;. Acesso em: 24 maio. 2017. </text:p>
      <text:p text:style-name="Bibliography_20_1">FIPS 180 - 2. Secure Hash Signature Standard. <text:span text:style-name="T47">Secure Hash Standard</text:span>, p. 76, de agosto de 2002. </text:p>
      <text:p text:style-name="Bibliography_20_1">FIPS 180 - 4. SHA-3 Standard: <text:s/>Permutation-Based Hash and <text:s/>Extendable-Output Functions. p. 37, ago. 2015. </text:p>
      <text:p text:style-name="Bibliography_20_1">IOANNOU, L.; MICHAIL, H. E.; VOYIATZIS, A. G. <text:span text:style-name="T47">High performance pipelined FPGA implementation of the SHA-3 hash algorithm</text:span>. IEEE, jun. 2015Disponível em: &lt;http://ieeexplore.ieee.org/document/7181868/&gt;. Acesso em: 26 maio. 2017</text:p>
      <text:p text:style-name="Bibliography_20_1">JARVINEN, K.; TOMMISKA, M.; SKYTTA, J. Hardware Implementation Analysis of the MD5 Hash Algorithm. <text:span text:style-name="T47">Hardware Implementation Analysis of the MD5 Hash Algorithm</text:span>, p. 10, 2005. </text:p>
      <text:p text:style-name="Bibliography_20_1">JUNGK, B.; REITH, S. <text:span text:style-name="T47">On FPGA-Based Implementations of the SHA-3 Candidate Grøstl</text:span>. IEEE, dez. 2010Disponível em: &lt;http://ieeexplore.ieee.org/document/5695325/&gt;. Acesso em: 26 maio. 2017</text:p>
      <text:p text:style-name="Bibliography_20_1">KAHRI, F. et al. <text:span text:style-name="T47">An FPGA implementation of the SHA-3: The BLAKE hash function</text:span>. IEEE, de 2013Disponível em: &lt;http://ieeexplore.ieee.org/document/6564030/&gt;. Acesso em: 26 maio. 2017</text:p>
      <text:p text:style-name="Bibliography_20_1">KUNDI, D.-S.; AZIZ, A. A low-power SHA-3 designs using embedded digital signal processing slice on FPGA. <text:span text:style-name="T47">Computers &amp; Electrical Engineering</text:span>, v. 55, p. 138–152, out. 2016. </text:p>
      <text:p text:style-name="Bibliography_20_1"><text:soft-page-break/>PEDRAM, M. Clock-Gating <text:s/>and Its Application to <text:s/>Low Power. <text:span text:style-name="T47">Clock-Gating <text:s/>and Its Application to <text:s/>Low Power Design of Sequential Circuits</text:span>, p. 14, [s.d.]. </text:p>
      <text:p text:style-name="Bibliography_20_1">SHAHID, R. et al. <text:span text:style-name="T47">Use of embedded FPGA resources in implementations of 14 round 2 SHA-3 candidates</text:span>. IEEE, dez. 2011Disponível em: &lt;http://ieeexplore.ieee.org/document/6132680/&gt;. Acesso em: 26 maio. 2017</text:p>
      <text:p text:style-name="Bibliography_20_1">SHARMA, J.; KOPPAD, D. <text:span text:style-name="T47">Low power and pipelined secure hashing algorithm-3(SHA-3)</text:span>. IEEE, dez. 2016Disponível em: &lt;http://ieeexplore.ieee.org/document/7839059/&gt;. Acesso em: 26 maio. 2017</text:p>
      <text:p text:style-name="Bibliography_20_1">SILVEIRA, G. S. <text:span text:style-name="T47">Uma Abordagem para Suporte à Verificação Funcional no Nível de Sistema Aplicada a Circuitos Digitais que Empregam a Técnica Power Gating</text:span>. Campina Grande: Universidade Federal de Campina Grande, ago. 2012.<text:bookmark-end text:name="ZOTERO_BREF_vCNO8SaYVzGv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" svg:font-family="A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.423cm" loext:contextual-spacing="false" style:line-height-at-least="0.423cm" fo:text-indent="0cm" style:auto-text-indent="false">
        <style:tab-stops/>
      </style:paragraph-properties>
    </style:style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069cm" fo:margin-bottom="1.931cm" fo:margin-left="2.951cm" fo:margin-right="2.05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7:45:26.881616887</meta:creation-date>
    <meta:editing-duration>PT1H37M50S</meta:editing-duration>
    <meta:editing-cycles>32</meta:editing-cycles>
    <meta:generator>LibreOffice/5.1.6.2$Linux_X86_64 LibreOffice_project/10m0$Build-2</meta:generator>
    <dc:date>2017-05-26T16:57:05.989114794</dc:date>
    <meta:document-statistic meta:table-count="0" meta:image-count="0" meta:object-count="0" meta:page-count="6" meta:paragraph-count="39" meta:word-count="1617" meta:character-count="10833" meta:non-whitespace-character-count="9217"/>
    <meta:user-defined meta:name="ZOTERO_BREF_0TSPtS8Im3R5_1">ZOTERO_ITEM CSL_CITATION {"citationID":"Rm3Hc2qf","properties":{"formattedCitation":"(IOANNOU; MICHAIL; VOYIATZIS, 2015)","plainCitation":"(IOANNOU; MICHAIL; VOYIATZIS, 2015)"},"citationItems":[{"id":54,"uris":["http://zotero.org/users/local/fSvtXN7J/item</meta:user-defined>
    <meta:user-defined meta:name="ZOTERO_BREF_0TSPtS8Im3R5_2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0TSPtS8Im3R5_3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0TSPtS8Im3R5_4">"issued":{"date-parts":[["2015",6]]},"accessed":{"date-parts":[["2017",5,26]]}}}],"schema":"https://github.com/citation-style-language/schema/raw/master/csl-citation.json"}</meta:user-defined>
    <meta:user-defined meta:name="ZOTERO_BREF_Ft7HAmrwaYiG_1" meta:value-type="string">ZOTERO_ITEM CSL_CITATION {"citationID":"23e4q1dpes","properties":{"formattedCitation":"(BALDWIN et al., 2009)","plainCitation":"(BALDWIN et al., 2009)"},"citationItems":[{"id":46,"uris":["http://zotero.org/users/local/fSvtXN7J/items/6UFPBF3M"],"uri":["htt</meta:user-defined>
    <meta:user-defined meta:name="ZOTERO_BREF_Ft7HAmrwaYiG_2" meta:value-type="string">p://zotero.org/users/local/fSvtXN7J/items/6UFPBF3M"],"itemData":{"id":46,"type":"paper-conference","title":"FPGA Implementations of SHA-3 Candidates: CubeHash, Grøstl, LANE, Shabal and Spectral Hash","publisher":"IEEE","page":"783-790","source":"CrossRef"</meta:user-defined>
    <meta:user-defined meta:name="ZOTERO_BREF_Ft7HAmrwaYiG_3" meta:value-type="string">,"URL":"http://ieeexplore.ieee.org/document/5350099/","DOI":"10.1109/DSD.2009.162","ISBN":"978-0-7695-3782-5","shortTitle":"FPGA Implementations of SHA-3 Candidates","author":[{"family":"Baldwin","given":"Brian"},{"family":"Byrne","given":"Andrew"},{"fami</meta:user-defined>
    <meta:user-defined meta:name="ZOTERO_BREF_Ft7HAmrwaYiG_4" meta:value-type="string">ly":"Hamilton","given":"Mark"},{"family":"Hanley","given":"Neil"},{"family":"McEvoy","given":"Robert P."},{"family":"Pan","given":"Weibo"},{"family":"Marnane","given":"William P."}],"issued":{"date-parts":[["2009",8]]},"accessed":{"date-parts":[["2017",5,</meta:user-defined>
    <meta:user-defined meta:name="ZOTERO_BREF_Ft7HAmrwaYiG_5" meta:value-type="string">26]]}}}],"schema":"https://github.com/citation-style-language/schema/raw/master/csl-citation.json"}</meta:user-defined>
    <meta:user-defined meta:name="ZOTERO_BREF_Hm4TfP6n1qqk_1" meta:value-type="string">ZOTERO_ITEM CSL_CITATION {"citationID":"ZCSHbdNI","properties":{"formattedCitation":"(KUNDI; AZIZ, 2016)","plainCitation":"(KUNDI; AZIZ, 2016)"},"citationItems":[{"id":51,"uris":["http://zotero.org/users/local/fSvtXN7J/items/FRNNTRUH"],"uri":["http://zote</meta:user-defined>
    <meta:user-defined meta:name="ZOTERO_BREF_Hm4TfP6n1qqk_2" meta:value-type="string">ro.org/users/local/fSvtXN7J/items/FRNNTRUH"],"itemData":{"id":51,"type":"article-journal","title":"A low-power SHA-3 designs using embedded digital signal processing slice on FPGA","container-title":"Computers &amp; Electrical Engineering","page":"138-152","v</meta:user-defined>
    <meta:user-defined meta:name="ZOTERO_BREF_Hm4TfP6n1qqk_3" meta:value-type="string">olume":"55","source":"CrossRef","URL":"http://linkinghub.elsevier.com/retrieve/pii/S0045790616300672","DOI":"10.1016/j.compeleceng.2016.04.004","ISSN":"00457906","language":"en","author":[{"family":"Kundi","given":"Dur-e-Shahwar"},{"family":"Aziz","given"</meta:user-defined>
    <meta:user-defined meta:name="ZOTERO_BREF_Hm4TfP6n1qqk_4" meta:value-type="string">:"Arshad"}],"issued":{"date-parts":[["2016",10]]},"accessed":{"date-parts":[["2017",5,26]]}}}],"schema":"https://github.com/citation-style-language/schema/raw/master/csl-citation.json"}</meta:user-defined>
    <meta:user-defined meta:name="ZOTERO_BREF_Hy1OYvhF5mFm_1" meta:value-type="string"/>
    <meta:user-defined meta:name="ZOTERO_BREF_IPPni6fiaHYg_1" meta:value-type="string">ZOTERO_ITEM CSL_CITATION {"citationID":"l87FCRj1","properties":{"formattedCitation":"(PEDRAM, [s.d.])","plainCitation":"(PEDRAM, [s.d.])"},"citationItems":[{"id":55,"uris":["http://zotero.org/users/local/fSvtXN7J/items/K8ETBPTM"],"uri":["http://zotero.org</meta:user-defined>
    <meta:user-defined meta:name="ZOTERO_BREF_IPPni6fiaHYg_2" meta:value-type="string">/users/local/fSvtXN7J/items/K8ETBPTM"],"itemData":{"id":55,"type":"article-journal","title":"Clock-Gating  and Its Application to  Low Power","container-title":"Clock-Gating  and Its Application to  Low Power Design of Sequential Circuits","page":"14","UR</meta:user-defined>
    <meta:user-defined meta:name="ZOTERO_BREF_IPPni6fiaHYg_3" meta:value-type="string">L":"http://www.mpedram.com/Papers/clockgating-journal.pdf","language":"en","author":[{"family":"PEDRAM","given":"Massoud"}],"accessed":{"date-parts":[["2017",5,26]]}}}],"schema":"https://github.com/citation-style-language/schema/raw/master/csl-citation.js</meta:user-defined>
    <meta:user-defined meta:name="ZOTERO_BREF_IPPni6fiaHYg_4" meta:value-type="string">on"}</meta:user-defined>
    <meta:user-defined meta:name="ZOTERO_BREF_IkcT1GOFklfF_1" meta:value-type="string"/>
    <meta:user-defined meta:name="ZOTERO_BREF_K0LzOczTffZ4_1" meta:value-type="string"/>
    <meta:user-defined meta:name="ZOTERO_BREF_KsJo2lC1oqmi_1" meta:value-type="string">ZOTERO_ITEM CSL_CITATION {"citationID":"eNUU0DVQ","properties":{"formattedCitation":"(ARSALAN; AZIZ, 2012)","plainCitation":"(ARSALAN; AZIZ, 2012)"},"citationItems":[{"id":62,"uris":["http://zotero.org/users/local/fSvtXN7J/items/DGCJ2IR7"],"uri":["http://</meta:user-defined>
    <meta:user-defined meta:name="ZOTERO_BREF_KsJo2lC1oqmi_2" meta:value-type="string">zotero.org/users/local/fSvtXN7J/items/DGCJ2IR7"],"itemData":{"id":62,"type":"paper-conference","title":"Comparative Analysis of High Speed and Low Area Architectures of Blake SHA-3 Candidate on FPGA","publisher":"IEEE","page":"248-253","source":"CrossRef"</meta:user-defined>
    <meta:user-defined meta:name="ZOTERO_BREF_KsJo2lC1oqmi_3" meta:value-type="string">,"URL":"http://ieeexplore.ieee.org/document/6424330/","DOI":"10.1109/FIT.2012.51","ISBN":"978-0-7695-4927-9","author":[{"family":"Arsalan","given":"Muhammad"},{"family":"Aziz","given":"Arshad"}],"issued":{"date-parts":[["2012",12]]},"accessed":{"date-part</meta:user-defined>
    <meta:user-defined meta:name="ZOTERO_BREF_KsJo2lC1oqmi_4" meta:value-type="string">s":[["2017",5,26]]}}}],"schema":"https://github.com/citation-style-language/schema/raw/master/csl-citation.json"}</meta:user-defined>
    <meta:user-defined meta:name="ZOTERO_BREF_Pk7sTmmY1wkC_1" meta:value-type="string">ZOTERO_ITEM CSL_CITATION {"citationID":"Ik6PDEZ6","properties":{"formattedCitation":"(JARVINEN; TOMMISKA; SKYTTA, 2005)","plainCitation":"(JARVINEN; TOMMISKA; SKYTTA, 2005)"},"citationItems":[{"id":27,"uris":["http://zotero.org/users/local/fSvtXN7J/items/</meta:user-defined>
    <meta:user-defined meta:name="ZOTERO_BREF_Pk7sTmmY1wkC_2" meta:value-type="string">EAF7UVD2"],"uri":["http://zotero.org/users/local/fSvtXN7J/items/EAF7UVD2"],"itemData":{"id":27,"type":"article-journal","title":"Hardware Implementation Analysis of the MD5 Hash Algorithm","container-title":"Hardware Implementation Analysis of the MD5 Has</meta:user-defined>
    <meta:user-defined meta:name="ZOTERO_BREF_Pk7sTmmY1wkC_3" meta:value-type="string">h Algorithm","page":"10","URL":"https://www.computer.org/csdl/proceedings/hicss/2005/2268/09/22680298a.pdf","author":[{"family":"JARVINEN","given":"Kimmo"},{"family":"TOMMISKA","given":"Matti"},{"family":"SKYTTA","given":"Jorma"}],"issued":{"date-parts":[</meta:user-defined>
    <meta:user-defined meta:name="ZOTERO_BREF_Pk7sTmmY1wkC_4" meta:value-type="string">["2005"]]}}}],"schema":"https://github.com/citation-style-language/schema/raw/master/csl-citation.json"}</meta:user-defined>
    <meta:user-defined meta:name="ZOTERO_BREF_RtDDDhpigo7H_1" meta:value-type="string">ZOTERO_ITEM CSL_CITATION {"citationID":"a33oqceg4","properties":{"formattedCitation":"(DANG, 2015)","plainCitation":"(DANG, 2015)"},"citationItems":[{"id":37,"uris":["http://zotero.org/users/local/fSvtXN7J/items/J9KQWDHG"],"uri":["http://zotero.org/users/</meta:user-defined>
    <meta:user-defined meta:name="ZOTERO_BREF_RtDDDhpigo7H_2" meta:value-type="string">local/fSvtXN7J/items/J9KQWDHG"],"itemData":{"id":37,"type":"report","title":"Secure Hash Standard","publisher":"National Institute of Standards and Technology","source":"CrossRef","URL":"http://nvlpubs.nist.gov/nistpubs/FIPS/NIST.FIPS.180-4.pdf","note":"D</meta:user-defined>
    <meta:user-defined meta:name="ZOTERO_BREF_RtDDDhpigo7H_3" meta:value-type="string">OI: 10.6028/NIST.FIPS.180-4","number":"NIST FIPS 180-4","author":[{"family":"Dang","given":"Quynh H."}],"issued":{"date-parts":[["2015",7]]},"accessed":{"date-parts":[["2017",5,26]]}}}],"schema":"https://github.com/citation-style-language/schema/raw/maste</meta:user-defined>
    <meta:user-defined meta:name="ZOTERO_BREF_RtDDDhpigo7H_4" meta:value-type="string">r/csl-citation.json"}</meta:user-defined>
    <meta:user-defined meta:name="ZOTERO_BREF_THIYHLXqSvLL_1" meta:value-type="string">ZOTERO_ITEM CSL_CITATION {"citationID":"2fsqrm8tu","properties":{"formattedCitation":"(ARSALAN et al., 2013)","plainCitation":"(ARSALAN et al., 2013)"},"citationItems":[{"id":60,"uris":["http://zotero.org/users/local/fSvtXN7J/items/P38XW33V"],"uri":["http</meta:user-defined>
    <meta:user-defined meta:name="ZOTERO_BREF_THIYHLXqSvLL_2" meta:value-type="string">://zotero.org/users/local/fSvtXN7J/items/P38XW33V"],"itemData":{"id":60,"type":"paper-conference","title":"Compact hardware implementation of SHA-3 finalist blake on FPGA","publisher":"IEEE","page":"1-5","source":"CrossRef","URL":"http://ieeexplore.ieee.o</meta:user-defined>
    <meta:user-defined meta:name="ZOTERO_BREF_THIYHLXqSvLL_3" meta:value-type="string">rg/document/6743547/","DOI":"10.1109/ICET.2013.6743547","ISBN":"978-1-4799-3457-7","author":[{"family":"Arsalan","given":"Muhammad"},{"family":"Ata-ur-Rehman","given":"Muhammad"},{"family":"Mehmood","given":"Nasir"},{"family":"Aziz","given":"Arshad"}],"is</meta:user-defined>
    <meta:user-defined meta:name="ZOTERO_BREF_THIYHLXqSvLL_4" meta:value-type="string">sued":{"date-parts":[["2013",12]]},"accessed":{"date-parts":[["2017",5,26]]}}}],"schema":"https://github.com/citation-style-language/schema/raw/master/csl-citation.json"}</meta:user-defined>
    <meta:user-defined meta:name="ZOTERO_BREF_WqSn96RIh19R_1" meta:value-type="string">ZOTERO_ITEM CSL_CITATION {"citationID":"dvbivuvk2","properties":{"formattedCitation":"(EL-HADEDY et al., 2009)","plainCitation":"(EL-HADEDY et al., 2009)"},"citationItems":[{"id":57,"uris":["http://zotero.org/users/local/fSvtXN7J/items/7KRAWE4I"],"uri":["</meta:user-defined>
    <meta:user-defined meta:name="ZOTERO_BREF_WqSn96RIh19R_2" meta:value-type="string">http://zotero.org/users/local/fSvtXN7J/items/7KRAWE4I"],"itemData":{"id":57,"type":"paper-conference","title":"Low area FPGA and ASIC implementations of the hash function “Blue Midnight Wish-256”;","publisher":"IEEE","page":"10-14","source":"CrossRef","UR</meta:user-defined>
    <meta:user-defined meta:name="ZOTERO_BREF_WqSn96RIh19R_3" meta:value-type="string">L":"http://ieeexplore.ieee.org/document/5383318/","DOI":"10.1109/ICCES.2009.5383318","ISBN":"978-1-4244-5842-4","author":[{"family":"El-Hadedy","given":"Mohamed"},{"family":"Gligoroski","given":"Danilo"},{"family":"Knapskog","given":"Svein J."},{"family":</meta:user-defined>
    <meta:user-defined meta:name="ZOTERO_BREF_WqSn96RIh19R_4" meta:value-type="string">"Aas","given":"Einar Johan"}],"issued":{"date-parts":[["2009",12]]},"accessed":{"date-parts":[["2017",5,26]]}}}],"schema":"https://github.com/citation-style-language/schema/raw/master/csl-citation.json"}</meta:user-defined>
    <meta:user-defined meta:name="ZOTERO_BREF_bzLLGdazX74W_1" meta:value-type="string">ZOTERO_ITEM CSL_CITATION {"citationID":"rFxurCaw","properties":{"formattedCitation":"(JARVINEN; TOMMISKA; SKYTTA, 2005)","plainCitation":"(JARVINEN; TOMMISKA; SKYTTA, 2005)"},"citationItems":[{"id":27,"uris":["http://zotero.org/users/local/fSvtXN7J/items/</meta:user-defined>
    <meta:user-defined meta:name="ZOTERO_BREF_bzLLGdazX74W_2" meta:value-type="string">EAF7UVD2"],"uri":["http://zotero.org/users/local/fSvtXN7J/items/EAF7UVD2"],"itemData":{"id":27,"type":"article-journal","title":"Hardware Implementation Analysis of the MD5 Hash Algorithm","page":"10","URL":"https://www.computer.org/csdl/proceedings/hicss</meta:user-defined>
    <meta:user-defined meta:name="ZOTERO_BREF_bzLLGdazX74W_3" meta:value-type="string">/2005/2268/09/22680298a.pdf","author":[{"family":"JARVINEN","given":"Kimmo"},{"family":"TOMMISKA","given":"Matti"},{"family":"SKYTTA","given":"Jorma"}],"issued":{"date-parts":[["2005"]]}}}],"schema":"https://github.com/citation-style-language/schema/raw/m</meta:user-defined>
    <meta:user-defined meta:name="ZOTERO_BREF_bzLLGdazX74W_4" meta:value-type="string">aster/csl-citation.json"}</meta:user-defined>
    <meta:user-defined meta:name="ZOTERO_BREF_cjl6IzHFFFXE_1" meta:value-type="string">ZOTERO_ITEM CSL_CITATION {"citationID":"MLI9NJ8C","properties":{"formattedCitation":"(IOANNOU; MICHAIL; VOYIATZIS, 2015)","plainCitation":"(IOANNOU; MICHAIL; VOYIATZIS, 2015)"},"citationItems":[{"id":54,"uris":["http://zotero.org/users/local/fSvtXN7J/item</meta:user-defined>
    <meta:user-defined meta:name="ZOTERO_BREF_cjl6IzHFFFXE_2" meta:value-type="string">s/2Z4N3QVZ"],"uri":["http://zotero.org/users/local/fSvtXN7J/items/2Z4N3QVZ"],"itemData":{"id":54,"type":"paper-conference","title":"High performance pipelined FPGA implementation of the SHA-3 hash algorithm","publisher":"IEEE","page":"68-71","source":"Cro</meta:user-defined>
    <meta:user-defined meta:name="ZOTERO_BREF_cjl6IzHFFFXE_3" meta:value-type="string">ssRef","URL":"http://ieeexplore.ieee.org/document/7181868/","DOI":"10.1109/MECO.2015.7181868","ISBN":"978-1-4799-8999-7","author":[{"family":"Ioannou","given":"Lenos"},{"family":"Michail","given":"Harris E."},{"family":"Voyiatzis","given":"Artemios G."}],</meta:user-defined>
    <meta:user-defined meta:name="ZOTERO_BREF_cjl6IzHFFFXE_4" meta:value-type="string">"issued":{"date-parts":[["2015",6]]},"accessed":{"date-parts":[["2017",5,26]]}}}],"schema":"https://github.com/citation-style-language/schema/raw/master/csl-citation.json"}</meta:user-defined>
    <meta:user-defined meta:name="ZOTERO_BREF_dccwNUM3wAgr_1" meta:value-type="string">ZOTERO_ITEM CSL_CITATION {"citationID":"C4tfNqrH","properties":{"formattedCitation":"(DANG, 2015)","plainCitation":"(DANG, 2015)"},"citationItems":[{"id":37,"uris":["http://zotero.org/users/local/fSvtXN7J/items/J9KQWDHG"],"uri":["http://zotero.org/users/l</meta:user-defined>
    <meta:user-defined meta:name="ZOTERO_BREF_dccwNUM3wAgr_2" meta:value-type="string">ocal/fSvtXN7J/items/J9KQWDHG"],"itemData":{"id":37,"type":"report","title":"Secure Hash Standard","publisher":"National Institute of Standards and Technology","source":"CrossRef","URL":"http://nvlpubs.nist.gov/nistpubs/FIPS/NIST.FIPS.180-4.pdf","note":"DO</meta:user-defined>
    <meta:user-defined meta:name="ZOTERO_BREF_dccwNUM3wAgr_3" meta:value-type="string">I: 10.6028/NIST.FIPS.180-4","number":"NIST FIPS 180-4","author":[{"family":"Dang","given":"Quynh H."}],"issued":{"date-parts":[["2015",7]]},"accessed":{"date-parts":[["2017",5,26]]}}}],"schema":"https://github.com/citation-style-language/schema/raw/master</meta:user-defined>
    <meta:user-defined meta:name="ZOTERO_BREF_dccwNUM3wAgr_4" meta:value-type="string">/csl-citation.json"}</meta:user-defined>
    <meta:user-defined meta:name="ZOTERO_BREF_ebNKnCq0oMRW_1" meta:value-type="string">ZOTERO_ITEM CSL_CITATION {"citationID":"RyVhQ4p9","properties":{"formattedCitation":"(SILVEIRA, 2012)","plainCitation":"(SILVEIRA, 2012)"},"citationItems":[{"id":64,"uris":["http://zotero.org/users/local/fSvtXN7J/items/W647ZRR4"],"uri":["http://zotero.org</meta:user-defined>
    <meta:user-defined meta:name="ZOTERO_BREF_ebNKnCq0oMRW_2" meta:value-type="string">/users/local/fSvtXN7J/items/W647ZRR4"],"itemData":{"id":64,"type":"thesis","title":"Uma Abordagem para Suporte à Verificação Funcional no Nível de Sistema Aplicada a Circuitos Digitais que Empregam a Técnica Power Gating","publisher":"Universidade Federal</meta:user-defined>
    <meta:user-defined meta:name="ZOTERO_BREF_ebNKnCq0oMRW_3" meta:value-type="string"> de Campina Grande","publisher-place":"Campina Grande","event-place":"Campina Grande","author":[{"family":"Silveira","given":"George Sobral"}],"issued":{"date-parts":[["2012",8]]}}}],"schema":"https://github.com/citation-style-language/schema/raw/master/c</meta:user-defined>
    <meta:user-defined meta:name="ZOTERO_BREF_ebNKnCq0oMRW_4" meta:value-type="string">sl-citation.json"}</meta:user-defined>
    <meta:user-defined meta:name="ZOTERO_BREF_icuOFGnWjfdi_1" meta:value-type="string">ZOTERO_ITEM CSL_CITATION {"citationID":"epnJSBsR","properties":{"formattedCitation":"(KAHRI et al., 2013)","plainCitation":"(KAHRI et al., 2013)"},"citationItems":[{"id":36,"uris":["http://zotero.org/users/local/fSvtXN7J/items/PW6PFHKQ"],"uri":["http://zo</meta:user-defined>
    <meta:user-defined meta:name="ZOTERO_BREF_icuOFGnWjfdi_2" meta:value-type="string">tero.org/users/local/fSvtXN7J/items/PW6PFHKQ"],"itemData":{"id":36,"type":"paper-conference","title":"An FPGA implementation of the SHA-3: The BLAKE hash function","publisher":"IEEE","page":"1-5","source":"CrossRef","URL":"http://ieeexplore.ieee.org/docum</meta:user-defined>
    <meta:user-defined meta:name="ZOTERO_BREF_icuOFGnWjfdi_3" meta:value-type="string">ent/6564030/","DOI":"10.1109/SSD.2013.6564030","ISBN":"978-1-4673-6457-7","shortTitle":"An FPGA implementation of the SHA-3","author":[{"family":"Kahri","given":"Fatma"},{"family":"Bouallegue","given":"Belgacem"},{"family":"Machhout","given":"Mohsen"},{"f</meta:user-defined>
    <meta:user-defined meta:name="ZOTERO_BREF_icuOFGnWjfdi_4" meta:value-type="string">amily":"Tourki","given":"Rached"}],"issued":{"date-parts":[["2013"]],"season":"de"},"accessed":{"date-parts":[["2017",5,26]]}}}],"schema":"https://github.com/citation-style-language/schema/raw/master/csl-citation.json"}</meta:user-defined>
    <meta:user-defined meta:name="ZOTERO_BREF_ke3qnBLNbkwq_1" meta:value-type="string">ZOTERO_ITEM CSL_CITATION {"citationID":"114jbvtslg","properties":{"formattedCitation":"(SHAHID et al., 2011)","plainCitation":"(SHAHID et al., 2011)"},"citationItems":[{"id":59,"uris":["http://zotero.org/users/local/fSvtXN7J/items/KUD8Q22E"],"uri":["http:</meta:user-defined>
    <meta:user-defined meta:name="ZOTERO_BREF_ke3qnBLNbkwq_2" meta:value-type="string">//zotero.org/users/local/fSvtXN7J/items/KUD8Q22E"],"itemData":{"id":59,"type":"paper-conference","title":"Use of embedded FPGA resources in implementations of 14 round 2 SHA-3 candidates","publisher":"IEEE","page":"1-9","source":"CrossRef","URL":"http://i</meta:user-defined>
    <meta:user-defined meta:name="ZOTERO_BREF_ke3qnBLNbkwq_3" meta:value-type="string">eeexplore.ieee.org/document/6132680/","DOI":"10.1109/FPT.2011.6132680","ISBN":"978-1-4577-1740-6","author":[{"family":"Shahid","given":"Rabia"},{"family":"Sharif","given":"Malik Umar"},{"family":"Rogawski","given":"Marcin"},{"family":"Gaj","given":"Kris"}</meta:user-defined>
    <meta:user-defined meta:name="ZOTERO_BREF_ke3qnBLNbkwq_4" meta:value-type="string">],"issued":{"date-parts":[["2011",12]]},"accessed":{"date-parts":[["2017",5,26]]}}}],"schema":"https://github.com/citation-style-language/schema/raw/master/csl-citation.json"}</meta:user-defined>
    <meta:user-defined meta:name="ZOTERO_BREF_qJd5XdqGuSmO_1" meta:value-type="string">ZOTERO_ITEM CSL_CITATION {"citationID":"h5Smah2Z","properties":{"formattedCitation":"(FIPS 180 - 4, 2015)","plainCitation":"(FIPS 180 - 4, 2015)"},"citationItems":[{"id":32,"uris":["http://zotero.org/users/local/fSvtXN7J/items/ZNPV367E"],"uri":["http://zo</meta:user-defined>
    <meta:user-defined meta:name="ZOTERO_BREF_qJd5XdqGuSmO_2" meta:value-type="string">tero.org/users/local/fSvtXN7J/items/ZNPV367E"],"itemData":{"id":32,"type":"article-journal","title":"SHA-3 Standard:  Permutation-Based Hash and  Extendable-Output Functions","page":"37","author":[{"family":"FIPS 180 - 4","given":""}],"issued":{"date-part</meta:user-defined>
    <meta:user-defined meta:name="ZOTERO_BREF_qJd5XdqGuSmO_3" meta:value-type="string">s":[["2015",8]]}}}],"schema":"https://github.com/citation-style-language/schema/raw/master/csl-citation.json"}</meta:user-defined>
    <meta:user-defined meta:name="ZOTERO_BREF_sGoKUnLYcxym_1" meta:value-type="string">ZOTERO_ITEM CSL_CITATION {"citationID":"D9hbdjUZ","properties":{"formattedCitation":"(SHARMA; KOPPAD, 2016)","plainCitation":"(SHARMA; KOPPAD, 2016)"},"citationItems":[{"id":53,"uris":["http://zotero.org/users/local/fSvtXN7J/items/9ZC5XDPK"],"uri":["http:</meta:user-defined>
    <meta:user-defined meta:name="ZOTERO_BREF_sGoKUnLYcxym_2" meta:value-type="string">//zotero.org/users/local/fSvtXN7J/items/9ZC5XDPK"],"itemData":{"id":53,"type":"paper-conference","title":"Low power and pipelined secure hashing algorithm-3(SHA-3)","publisher":"IEEE","page":"1-5","source":"CrossRef","URL":"http://ieeexplore.ieee.org/docu</meta:user-defined>
    <meta:user-defined meta:name="ZOTERO_BREF_sGoKUnLYcxym_3" meta:value-type="string">ment/7839059/","DOI":"10.1109/INDICON.2016.7839059","ISBN":"978-1-5090-3646-2","author":[{"family":"Sharma","given":"Jayanti"},{"family":"Koppad","given":"Deepali"}],"issued":{"date-parts":[["2016",12]]},"accessed":{"date-parts":[["2017",5,26]]}}}],"schem</meta:user-defined>
    <meta:user-defined meta:name="ZOTERO_BREF_sGoKUnLYcxym_4" meta:value-type="string">a":"https://github.com/citation-style-language/schema/raw/master/csl-citation.json"}</meta:user-defined>
    <meta:user-defined meta:name="ZOTERO_BREF_v8esvTxtSGut_1" meta:value-type="string">ZOTERO_ITEM CSL_CITATION {"citationID":"Oo8NuTvL","properties":{"formattedCitation":"(FIPS 180 - 1, 1995)","plainCitation":"(FIPS 180 - 1, 1995)"},"citationItems":[{"id":6,"uris":["http://zotero.org/users/local/fSvtXN7J/items/IWGXASPA"],"uri":["http://zot</meta:user-defined>
    <meta:user-defined meta:name="ZOTERO_BREF_v8esvTxtSGut_2" meta:value-type="string">ero.org/users/local/fSvtXN7J/items/IWGXASPA"],"itemData":{"id":6,"type":"webpage","title":"Secure Hash Standard(SHA-1)","URL":"http://cpansearch.perl.org/src/GAAS/Digest-SHA1-2.13/fip180-1.html","shortTitle":"Secure Hash Standard(SHA-1)","author":[{"famil</meta:user-defined>
    <meta:user-defined meta:name="ZOTERO_BREF_v8esvTxtSGut_3" meta:value-type="string">y":"FIPS 180 - 1","given":""}],"issued":{"date-parts":[["1995"]]},"accessed":{"date-parts":[["2017",5,24]]}}}],"schema":"https://github.com/citation-style-language/schema/raw/master/csl-citation.json"}</meta:user-defined>
    <meta:user-defined meta:name="ZOTERO_BREF_vCNO8SaYVzGv_1" meta:value-type="string">ZOTERO_BIBL {"custom":[]} CSL_BIBLIOGRAPHY</meta:user-defined>
    <meta:user-defined meta:name="ZOTERO_BREF_vR4Py32HSuEB_1" meta:value-type="string">ZOTERO_ITEM CSL_CITATION {"citationID":"ICpqVDF4","properties":{"formattedCitation":"(JUNGK; REITH, 2010)","plainCitation":"(JUNGK; REITH, 2010)"},"citationItems":[{"id":58,"uris":["http://zotero.org/users/local/fSvtXN7J/items/JTWVKZFB"],"uri":["http://zo</meta:user-defined>
    <meta:user-defined meta:name="ZOTERO_BREF_vR4Py32HSuEB_2" meta:value-type="string">tero.org/users/local/fSvtXN7J/items/JTWVKZFB"],"itemData":{"id":58,"type":"paper-conference","title":"On FPGA-Based Implementations of the SHA-3 Candidate Grøstl","publisher":"IEEE","page":"316-321","source":"CrossRef","URL":"http://ieeexplore.ieee.org/do</meta:user-defined>
    <meta:user-defined meta:name="ZOTERO_BREF_vR4Py32HSuEB_3" meta:value-type="string">cument/5695325/","DOI":"10.1109/ReConFig.2010.21","ISBN":"978-1-4244-9523-8","author":[{"family":"Jungk","given":"Bernhard"},{"family":"Reith","given":"Steffen"}],"issued":{"date-parts":[["2010",12]]},"accessed":{"date-parts":[["2017",5,26]]}}}],"schema":</meta:user-defined>
    <meta:user-defined meta:name="ZOTERO_BREF_vR4Py32HSuEB_4" meta:value-type="string">"https://github.com/citation-style-language/schema/raw/master/csl-citation.json"}</meta:user-defined>
    <meta:user-defined meta:name="ZOTERO_BREF_vmZpTo3ugdMl_1" meta:value-type="string">ZOTERO_ITEM CSL_CITATION {"citationID":"c5azUX0z","properties":{"formattedCitation":"(FIPS 180 - 2, 2002)","plainCitation":"(FIPS 180 - 2, 2002)"},"citationItems":[{"id":30,"uris":["http://zotero.org/users/local/fSvtXN7J/items/Z2QKQGC4"],"uri":["http://zo</meta:user-defined>
    <meta:user-defined meta:name="ZOTERO_BREF_vmZpTo3ugdMl_2" meta:value-type="string">tero.org/users/local/fSvtXN7J/items/Z2QKQGC4"],"itemData":{"id":30,"type":"article-journal","title":"Secure Hash Signature Standard","container-title":"Secure Hash Standard","page":"76","URL":"http://csrc.nist.gov/publications/fips/fips180-2/fips180-2.pdf</meta:user-defined>
    <meta:user-defined meta:name="ZOTERO_BREF_vmZpTo3ugdMl_3" meta:value-type="string">","journalAbbreviation":"SHS","author":[{"family":"FIPS 180 - 2","given":""}],"issued":{"date-parts":[["2002"]],"season":"de agosto de"}}}],"schema":"https://github.com/citation-style-language/schema/raw/master/csl-citation.json"}</meta:user-defined>
    <meta:user-defined meta:name="ZOTERO_BREF_zIrDhJcyKcxs_1" meta:value-type="string"/>
    <meta:user-defined meta:name="ZOTERO_PREF_1" meta:value-type="string">&lt;data data-version="3" zotero-version="4.0.29.10"&gt;&lt;session id="zPPf4Iob"/&gt;&lt;style id="http://www.zotero.org/styles/associacao-brasileira-de-normas-tecnicas" hasBibliography="1" bibliographyStyleHasBeenSet="1"/&gt;&lt;prefs&gt;&lt;pref name="fieldType" value="Bookmark"</meta:user-defined>
    <meta:user-defined meta:name="ZOTERO_PREF_2" meta:value-type="string">/&gt;&lt;pref name="storeReferences" value="true"/&gt;&lt;pref name="automaticJournalAbbreviations" value="true"/&gt;&lt;pref name="noteType" value=""/&gt;&lt;/prefs&gt;&lt;/data&gt;</meta:user-defined>
  </office:meta>
</office:document-meta>
</file>